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894c" officeooo:paragraph-rsid="000489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l Specifications</text:p>
      <text:p text:style-name="P1">Prof. McMillan</text:p>
      <text:p text:style-name="P1"><text:s/></text:p>
      <text:p text:style-name="P1"><text:s text:c="12"/>In the design phase, we have to describe the system in enough detail to allow a programmer to program it without going back to the client to find out what it should do. <text:s/>Those who evaluate, correct, and maintain the system also need complete, detailed, technical documentation regarding the system's intended purposes.</text:p>
      <text:p text:style-name="P1"><text:s/></text:p>
      <text:p text:style-name="P1"><text:s text:c="12"/>Graphical notations, such as UML, are very helpful, as are formal data definitions. <text:s/>To clearly express the system's intended functioning, though, we need some form of specification of every function, procedure, and method in the system. <text:s/>It is possible to use natural language to describe intended functioning, but it tends to be ambiguous, incomplete, and even contradictory. <text:s/>A programmer may have one interpretation of a specification, the maintainer a second, and the designer a third when it comes to details such as what the parameters passed to a function should be, what to assume about legal ranges of values, what to do if some error is detected, whether a global constant should be used for something, and so on.</text:p>
      <text:p text:style-name="P1"><text:s/></text:p>
      <text:p text:style-name="P1"><text:s text:c="12"/>Consider the following specification for a function:</text:p>
      <text:p text:style-name="P1"><text:s/></text:p>
      <text:p text:style-name="P1"><text:s text:c="12"/>Write a function that sums the numbers in a segment of an array.</text:p>
      <text:p text:style-name="P1"><text:s/></text:p>
      <text:p text:style-name="P1">This is fairly clear about the overall purpose, but if any two people programmed it, you would see major differences in the details of how the functions worked. <text:s/>Another version:</text:p>
      <text:p text:style-name="P1"><text:s/></text:p>
      <text:p text:style-name="P1"><text:s text:c="12"/>Write a function that sums the real numbers in an array, in a range of indexes given by two integers.</text:p>
      <text:p text:style-name="P1"><text:s/></text:p>
      <text:p text:style-name="P1">Getting better, but we don't even know if the integers are passed as arguments! <text:s/>A third try:</text:p>
      <text:p text:style-name="P1"><text:s/></text:p>
      <text:p text:style-name="P1"><text:s text:c="12"/>Write a function sumSegment that returns a real number. <text:s/>It gets an array of real numbers X and two integers, low and high, and it sums all the values in the range low to high, returning that sum. <text:s/>If there is an error in the values of low and/or high then a message should be displayed and sumSegment should return 0.</text:p>
      <text:p text:style-name="P1"><text:s/></text:p>
      <text:p text:style-name="P1">Now we know that we return the sum as the function result, that the array and integers are probably arguments, and what to do if certain errors are detected.</text:p>
      <text:p text:style-name="P1"><text:s/></text:p>
      <text:p text:style-name="P1"/>
      <text:p text:style-name="P1"><text:s text:c="12"/>Some argue that specifications should be as formal and mathematical as possible. <text:s/>Here's a possible one for the above function:</text:p>
      <text:p text:style-name="P1"><text:s text:c="11"/></text:p>
      <text:p text:style-name="P1"><text:s text:c="12"/>sumSegment returns double</text:p>
      <text:p text:style-name="P1"><text:s text:c="16"/>purpose: Sum the numbers in an array in a given range of indexes.</text:p>
      <text:p text:style-name="P1"><text:s text:c="16"/>params: floatArray X (in)</text:p>
      <text:p text:style-name="P1"><text:s text:c="32"/>int low (in)</text:p>
      <text:p text:style-name="P1"><text:s text:c="32"/>int high (in)</text:p>
      <text:p text:style-name="P1"><text:s text:c="16"/>globals: <text:s/>int maxIndex (in)</text:p>
      <text:p text:style-name="P1"><text:s text:c="32"/>outputStream errorStream (out)</text:p>
      <text:p text:style-name="P1"><text:s text:c="16"/>assume: <text:s/>1) <text:s text:c="2"/>0 &lt;= low &lt;= maxIndex</text:p>
      <text:p text:style-name="P1"><text:soft-page-break/><text:s text:c="32"/>2) <text:s text:c="2"/>0 &lt;= high &lt;= maxIndex</text:p>
      <text:p text:style-name="P1"><text:s text:c="32"/>3) <text:s text:c="2"/>low &lt;= high</text:p>
      <text:p text:style-name="P1"><text:s text:c="16"/>return: <text:s text:c="3"/>X[low] + X[low+1] + ... + X[high-1] + X[high]</text:p>
      <text:p text:style-name="P1"><text:s text:c="16"/>exceptions: <text:s text:c="11"/>not assume1 or not assume2:</text:p>
      <text:p text:style-name="P1"><text:s text:c="64"/>"index range error" to errorStream and</text:p>
      <text:p text:style-name="P1"><text:s text:c="64"/>return 0.0</text:p>
      <text:p text:style-name="P1"><text:s text:c="48"/>not assume3:</text:p>
      <text:p text:style-name="P1"><text:s text:c="64"/>"index order error" to errorStream and</text:p>
      <text:p text:style-name="P1"><text:s text:c="64"/>return 0.0</text:p>
      <text:p text:style-name="P1"><text:s/></text:p>
      <text:p text:style-name="P1"><text:s text:c="12"/>The above (hybrid) form of specification could be called a black-box specification. <text:s/>The internal workings are not addressed, simply the external operation. <text:s/>Some kinds of specifications in this style use funny, un-typable notation, and this makes them look very impressive.</text:p>
      <text:p text:style-name="P1"><text:s/></text:p>
      <text:p text:style-name="P1"><text:s text:c="12"/>There are other styles for formal specifications. <text:s/>Many of them rely on some algorithmic language to describe the job of the function. <text:s/>They are all flavors of our good old friend, the flowchart. <text:s/>UML's activity diagrams are in this category. <text:s/>Flowcharts are unrivalled for communicating procedure (unless one has visual disabilities). <text:s/>Pseudocode is very good for this purpose as well (and better than flowcharts for planning procedures). <text:s/>The problem with these is that they essentially amount to writing the code. <text:s/>This may not be true if one stays at a "high level," say writing low-detail pseudocode, but it is difficult to keep someone who likes programming from getting into the nitty-gritty. <text:s/>The design phase is not the place for this. <text:s/>Civil engineers should state explicitly what is required of a bridge before building it and software engineers should decide functionality before writing code. <text:s/>For this reason, algorithmic function specifications should only be used in this course if they are at a very high level of abstraction.</text:p>
      <text:p text:style-name="P1"><text:s/></text:p>
      <text:p text:style-name="P1"><text:s text:c="12"/>Whatever the style of specification you use, it should communicate several things:</text:p>
      <text:p text:style-name="P1"><text:s/></text:p>
      <text:p text:style-name="P1">1. <text:s text:c="5"/>The name of the function (or procedure or method).</text:p>
      <text:p text:style-name="P1">2. <text:s text:c="5"/>The overall purpose, in a phrase or sentence.</text:p>
      <text:p text:style-name="P1">3. <text:s text:c="5"/>The parameters, their purposes, types, and whether they are call-by-reference or call-by-value.</text:p>
      <text:p text:style-name="P1">4. <text:s text:c="5"/>Globals accessed.</text:p>
      <text:p text:style-name="P1">5. <text:s text:c="5"/>Assumptions made about the values of parameters, globals, input, the context,...</text:p>
      <text:p text:style-name="P1">6. <text:s text:c="5"/>What the function does or produces, i.e., its job description. <text:s/>What effect does it have on the world?</text:p>
      <text:p text:style-name="P1">7. <text:s text:c="5"/>What should occur when things go awry; what should be returned, done, said, or affected if the normal assumptions are violated?</text:p>
      <text:p text:style-name="P1"><text:s/></text:p>
      <text:p text:style-name="P1"/>
      <text:p text:style-name="P1"><text:s text:c="12"/>Specifying GUIs is somewhat different from specifying pure computational functions. <text:s/>GUI components are associated with a form or frame or window of some sort, so it makes sense to organize the specifications of their behavior according to the structures that contain them. <text:s/>The behavior that will result from an event can usually be expressed very simply as a function or a method call. <text:s/>For example:</text:p>
      <text:p text:style-name="P1"><text:s/></text:p>
      <text:p text:style-name="P1">Window taxForm1040</text:p>
      <text:p text:style-name="P1">Button askExtension</text:p>
      <text:p text:style-name="P1">on click: extend()</text:p>
      <text:p text:style-name="P1">on mouseOver: explain(extension)</text:p>
      <text:p text:style-name="P1">TextWindow professionalDeductions</text:p>
      <text:p text:style-name="P1"><text:soft-page-break/>on change: updateDeductions(professional)</text:p>
      <text:p text:style-name="P1">... and so on</text:p>
      <text:p text:style-name="P1"><text:s/></text:p>
      <text:p text:style-name="P1">The specifications of the functions called above would give the details of what happens when the events are handled. <text:s/>One could specify a lot of things here like the component arrangements, colors, and so on. <text:s/>This is not advisable because those aspects might be changing a lot as users and designers tune the interface. <text:s/>They aren't really necessary for explaining the basic functioning anyway.</text:p>
      <text:p text:style-name="P1"><text:s/></text:p>
      <text:p text:style-name="P1"><text:s text:c="12"/>As you can tell, it is assumed here that you have a lot of freedom in deciding the exact form of specifications. <text:s/>In a professional setting, this would not be the case (unless no method exists yet for specification). <text:s/>Here, though, the work is being done by students, who, the author has found repeatedly, need a bit of leeway in finding a method that really makes sense to them.</text:p>
      <text:p text:style-name="P1"><text:s/></text:p>
      <text:p text:style-name="P1">Exercises:</text:p>
      <text:p text:style-name="P1"><text:s/></text:p>
      <text:p text:style-name="P1"><text:s text:c="12"/>1. Take a function you have written previously that has at least 10 statements and write a black-box specification for it that would allow another programmer to replicate it accurately. <text:s/>Use whatever level of formality you feel comfortable with.</text:p>
      <text:p text:style-name="P1"><text:s/></text:p>
      <text:p text:style-name="P1"><text:s text:c="12"/>2. Specify the operation of a window or form from a GUI that you are familiar with, down to the level of naming the functions or methods called when various events occur. <text:s/>This is very hard to do for every possible user event, so focus on the major ones. <text:s/>Make up function names that suggest the actions that occur in the GUI when the events are handled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5:25.987437000</meta:creation-date>
    <dc:date>2015-05-03T14:25:52.963532000</dc:date>
    <meta:editing-duration>PT27S</meta:editing-duration>
    <meta:editing-cycles>1</meta:editing-cycles>
    <meta:document-statistic meta:table-count="0" meta:image-count="0" meta:object-count="0" meta:page-count="3" meta:paragraph-count="75" meta:word-count="1086" meta:character-count="7356" meta:non-whitespace-character-count="5459"/>
    <meta:generator>LibreOffice/4.3.7.2$MacOSX_X86_64 LibreOffice_project/8a35821d8636a03b8bf4e15b48f59794652c68ba</meta:generator>
  </office:meta>
</office:document-meta>
</file>